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  <style:style style:name="T2" style:family="text">
      <style:text-properties officeooo:rsid="00728f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-Post Lecture study of math [Move past one next block when done]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5T06:23:03.249111537</dc:date>
    <meta:editing-duration>P1DT6H9M45S</meta:editing-duration>
    <meta:editing-cycles>72</meta:editing-cycles>
    <meta:document-statistic meta:table-count="0" meta:image-count="0" meta:object-count="0" meta:page-count="1" meta:paragraph-count="2" meta:word-count="16" meta:character-count="105" meta:non-whitespace-character-count="91"/>
  </office:meta>
</office:document-meta>
</file>